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ine_20_Style_20_9" svg:stroke-color="#000000" draw:fill-color="#ffffff" draw:opacity="50%" draw:opacity-name="" draw:textarea-horizontal-align="justify" draw:textarea-vertical-align="bottom" draw:auto-grow-height="false" fo:min-height="4.83cm" fo:min-width="12.454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2.544cm" fo:min-width="3.945cm"/>
    </style:style>
    <style:style style:name="gr3" style:family="graphic" style:parent-style-name="objectwithoutfill">
      <style:graphic-properties svg:stroke-width="0.035cm" draw:marker-start-width="0.252cm" draw:marker-end="Rounded_20_large_20_Arrow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loext:graphic-properties draw:fill-color="#ffffff" draw:opacity="50%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954cm" svg:height="5.08cm" svg:x="0.973cm" svg:y="6.08cm">
          <text:list text:style-name="L1">
            <text:list-header>
              <text:p text:style-name="P1">public network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2.954cm" svg:height="5.08cm" svg:x="1cm" svg:y="1cm">
          <text:p text:style-name="P3">private bosh networ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draw:layer="layout" svg:width="4.445cm" svg:height="2.794cm" svg:x="1.635cm" svg:y="6.969cm">
          <text:p text:style-name="P4">NAT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445cm" svg:height="2.794cm" svg:x="1.635cm" svg:y="1.781cm">
          <text:p text:style-name="P4">BOSH</text:p>
          <text:p text:style-name="P4">Director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445cm" svg:height="2.794cm" svg:x="8.112cm" svg:y="6.969cm">
          <text:p text:style-name="P4">Jumpbox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3.794cm" svg:y1="4.556cm" svg:x2="3.794cm" svg:y2="6.969cm">
          <text:p/>
        </draw:line>
        <draw:line draw:style-name="gr3" draw:text-style-name="P6" draw:layer="layout" svg:x1="7.858cm" svg:y1="13.573cm" svg:x2="8.493cm" svg:y2="9.763cm">
          <text:p/>
        </draw:line>
        <draw:line draw:style-name="gr3" draw:text-style-name="P6" draw:layer="layout" svg:x1="7.985cm" svg:y1="8.239cm" svg:x2="5.572cm" svg:y2="4.5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hort_20_line_20_Arrow" draw:display-name="Short line Arrow" svg:viewBox="0 0 3000 3000" svg:d="M1500 0l1500 2789v211h-114l-1286-2392v2392h-200v-2392l-1286 2392h-114v-211z"/>
    <draw:marker draw:name="Square" svg:viewBox="0 0 10 10" svg:d="M0 0h10v10h-10z"/>
    <draw:marker draw:name="Square_20_45" draw:display-name="Square 45" svg:viewBox="0 0 1131 1131" svg:d="M0 564l564 567 567-567-567-564z"/>
    <draw:marker draw:name="Square_20_45_20_unfilled" draw:display-name="Square 45 unfilled" svg:viewBox="0 0 3000 3000" svg:d="M1500 3000l-1500-1500 1500-1500 1500 1500zM1500 2715l-1215-1215 1215-1215 1215 1215z"/>
    <draw:marker draw:name="Square_20_unfilled" draw:display-name="Square unfilled" svg:viewBox="0 0 300 300" svg:d="M0 0h300v300h-300zM20 20h260v260h-26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22:18:50.317618578</meta:creation-date>
    <dc:date>2017-03-13T22:54:52.180370320</dc:date>
    <meta:editing-duration>PT4M31S</meta:editing-duration>
    <meta:editing-cycles>1</meta:editing-cycles>
    <meta:document-statistic meta:object-count="8"/>
    <meta:generator>LibreOffice/5.2.6.2$Linux_X86_64 LibreOffice_project/20$Build-2</meta:generator>
  </office:meta>
</office:document-meta>
</file>